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, 'Times New Roman', 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117b0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paragraph-rsid="001117b0"/>
    </style:style>
    <style:style style:name="T1" style:family="text">
      <style:text-properties officeooo:rsid="001103ff"/>
    </style:style>
    <style:style style:name="T2" style:family="text">
      <style:text-properties fo:font-variant="normal" fo:text-transform="none" style:font-name="Liberation Serif1" fo:font-size="12pt" fo:letter-spacing="normal" fo:font-style="normal" fo:font-weight="normal"/>
    </style:style>
    <style:style style:name="T3" style:family="text">
      <style:text-properties officeooo:rsid="001117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Source_20_Text">UPDATE dbo.xxx</text:span></text:p>
      <text:p text:style-name="Preformatted_20_Text"><text:span text:style-name="Source_20_Text">SET Value = REPLACE(Value, '123\', '')</text:span></text:p>
      <text:p text:style-name="P2"><text:span text:style-name="Source_20_Text">WHERE ID &lt;=4</text:span></text:p>
      <text:p text:style-name="Preformatted_20_Text"><text:span text:style-name="Source_20_Text">Update </text:span><text:span text:style-name="Source_20_Text"><text:span text:style-name="T1">block_content__body</text:span></text:span><text:span text:style-name="Source_20_Text"> </text:span></text:p>
      <text:p text:style-name="P1"><text:span text:style-name="Source_20_Text">Set </text:span><text:span text:style-name="Source_20_Text"><text:span text:style-name="T1">body_summary</text:span></text:span><text:span text:style-name="Source_20_Text"> = (</text:span><text:span text:style-name="Source_20_Text"><text:span text:style-name="T1">body_summary</text:span></text:span><text:span text:style-name="Source_20_Text">, '</text:span><text:span text:style-name="Source_20_Text"><text:span text:style-name="T2">ÔÇó</text:span></text:span><text:span text:style-name="Source_20_Text">', '</text:span><text:span text:style-name="Source_20_Text"><text:span text:style-name="T2">&amp;#8226;</text:span></text:span><text:span text:style-name="Source_20_Text">')</text:span></text:p>
      <text:p text:style-name="P3"><text:span text:style-name="Source_20_Text">Where </text:span><text:span text:style-name="Source_20_Text"><text:span text:style-name="T3">body_summary</text:span></text:span><text:span text:style-name="Source_20_Text"> LIKE '</text:span><text:span text:style-name="Source_20_Text"><text:span text:style-name="T2">ÔÇó</text:span></text:span><text:span text:style-name="Source_20_Text">%'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, 'Times New Roman', 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6T11:38:18.419456820</meta:creation-date>
    <dc:date>2020-10-06T11:52:21.107276410</dc:date>
    <meta:editing-duration>PT3M52S</meta:editing-duration>
    <meta:editing-cycles>1</meta:editing-cycles>
    <meta:document-statistic meta:table-count="0" meta:image-count="0" meta:object-count="0" meta:page-count="1" meta:paragraph-count="6" meta:word-count="23" meta:character-count="173" meta:non-whitespace-character-count="155"/>
    <meta:generator>LibreOffice/6.0.7.3$Linux_X86_64 LibreOffice_project/00m0$Build-3</meta:generator>
  </office:meta>
</office:document-meta>
</file>